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T1" style:family="text">
      <style:text-properties officeooo:rsid="00128a2d"/>
    </style:style>
    <style:style style:name="T2" style:family="text">
      <style:text-properties fo:font-weight="bold" officeooo:rsid="00128a2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elow is a concise summary of our conversation that you can copy and save:</text:p>
      <text:p text:style-name="Horizontal_20_Line"/>
      <text:h text:style-name="Heading_20_1" text:outline-level="1">Project Summary: Free Carver MCP E-commerce &amp; Admin System</text:h>
      <text:h text:style-name="Heading_20_2" text:outline-level="2"><text:span text:style-name="Strong_20_Emphasis">Overview</text:span></text:h>
      <text:list text:style-name="L1">
        <text:list-item>
          <text:p text:style-name="P3"><text:span text:style-name="Strong_20_Emphasis">Project Goal:</text:span><text:line-break/>Build a simple e-commerce website with a dedicated admin interface (MCP) for managing store data. </text:p>
        </text:list-item>
        <text:list-item>
          <text:p text:style-name="P3"><text:span text:style-name="Strong_20_Emphasis">Technology Stack:</text:span> </text:p>
          <text:list>
            <text:list-item>
              <text:p text:style-name="P3"><text:span text:style-name="Strong_20_Emphasis">Frontend:</text:span> React (with TypeScript) </text:p>
            </text:list-item>
            <text:list-item>
              <text:p text:style-name="P3"><text:span text:style-name="Strong_20_Emphasis">Backend/API:</text:span> Node.js with Express, using JWT for authentication </text:p>
            </text:list-item>
            <text:list-item>
              <text:p text:style-name="P2"><text:span text:style-name="Strong_20_Emphasis">Database:</text:span> PostgreSQL (consolidated into a single database called <text:span text:style-name="Source_20_Text">freecarver_store</text:span>) </text:p>
            </text:list-item>
          </text:list>
        </text:list-item>
      </text:list>
      <text:h text:style-name="Heading_20_2" text:outline-level="2"><text:span text:style-name="Strong_20_Emphasis">Database Schema</text:span></text:h>
      <text:list text:style-name="L2">
        <text:list-item>
          <text:p text:style-name="P5"><text:span text:style-name="Strong_20_Emphasis">Admin &amp; User Tables:</text:span> </text:p>
          <text:list>
            <text:list-item>
              <text:p text:style-name="P5"><text:span text:style-name="Source_20_Text">admin_roles</text:span> – Contains roles (e.g., "admin", "super_admin"). </text:p>
            </text:list-item>
            <text:list-item>
              <text:p text:style-name="P5"><text:span text:style-name="Source_20_Text">admin_users</text:span> – Stores admin user data (email, password_hash, personal details, role_id, MFA settings). </text:p>
            </text:list-item>
            <text:list-item>
              <text:p text:style-name="P5"><text:span text:style-name="Source_20_Text">system_preferences</text:span> – Key/value store for system configurations. </text:p>
            </text:list-item>
            <text:list-item>
              <text:p text:style-name="P5"><text:span text:style-name="Source_20_Text">audit_logs</text:span> – Merged audit log table for both admin and customer actions. </text:p>
            </text:list-item>
          </text:list>
        </text:list-item>
        <text:list-item>
          <text:p text:style-name="P5"><text:span text:style-name="Strong_20_Emphasis">Storefront Tables:</text:span> </text:p>
          <text:list>
            <text:list-item>
              <text:p text:style-name="P5"><text:span text:style-name="Source_20_Text">products</text:span> – Stores product details including: </text:p>
              <text:list>
                <text:list-item>
                  <text:p text:style-name="P5"><text:span text:style-name="Source_20_Text">price</text:span> (nullable for variant pricing) </text:p>
                </text:list-item>
                <text:list-item>
                  <text:p text:style-name="P5"><text:span text:style-name="Source_20_Text">sale_price</text:span>, <text:span text:style-name="Source_20_Text">sale_start</text:span>, <text:span text:style-name="Source_20_Text">sale_end</text:span> (for sale pricing) </text:p>
                </text:list-item>
                <text:list-item>
                  <text:p text:style-name="P5"><text:span text:style-name="Source_20_Text">product_media</text:span> (JSONB field for multiple images/videos) </text:p>
                </text:list-item>
              </text:list>
            </text:list-item>
            <text:list-item>
              <text:p text:style-name="P5"><text:span text:style-name="Source_20_Text">product_options</text:span> – Global options (e.g., "Color", "Size"). </text:p>
            </text:list-item>
            <text:list-item>
              <text:p text:style-name="P5"><text:span text:style-name="Source_20_Text">product_option_variants</text:span> – Global variants for each option (e.g., "Red", "Blue"). </text:p>
            </text:list-item>
            <text:list-item>
              <text:p text:style-name="P5"><text:span text:style-name="Source_20_Text">product_option_skus</text:span> – Associates products with a specific option/variant combination, along with price, sale pricing, and SKU. </text:p>
            </text:list-item>
            <text:list-item>
              <text:p text:style-name="P5"><text:span text:style-name="Source_20_Text">product_categories</text:span> – Hierarchical categories (self-referencing <text:span text:style-name="Source_20_Text">parent_category_id</text:span>). </text:p>
            </text:list-item>
            <text:list-item>
              <text:p text:style-name="P5"><text:span text:style-name="Source_20_Text">product_category_assignments</text:span> – Join table to assign products to categories. </text:p>
            </text:list-item>
          </text:list>
        </text:list-item>
        <text:list-item>
          <text:p text:style-name="P5"><text:span text:style-name="Strong_20_Emphasis">Customer &amp; Order Tables:</text:span> </text:p>
          <text:list>
            <text:list-item>
              <text:p text:style-name="P5"><text:span text:style-name="Source_20_Text">customers</text:span> – Basic customer details (email, first name, last name, phone, etc.). </text:p>
            </text:list-item>
            <text:list-item>
              <text:p text:style-name="P5"><text:soft-page-break/><text:span text:style-name="Source_20_Text">customer_addresses</text:span> – Stores multiple addresses per customer with an <text:span text:style-name="Source_20_Text">address_type</text:span> flag (e.g., "shipping" or "billing") and an optional phone field. </text:p>
            </text:list-item>
            <text:list-item>
              <text:p text:style-name="P5"><text:span text:style-name="Source_20_Text">orders</text:span> – Order details with fields: </text:p>
              <text:list>
                <text:list-item>
                  <text:p text:style-name="P5"><text:span text:style-name="Source_20_Text">order_total</text:span> </text:p>
                </text:list-item>
                <text:list-item>
                  <text:p text:style-name="P5">Refund fields: <text:span text:style-name="Source_20_Text">refund_total</text:span>, <text:span text:style-name="Source_20_Text">refund_date</text:span>, <text:span text:style-name="Source_20_Text">refund_status</text:span> (default "none"), <text:span text:style-name="Source_20_Text">refund_reason</text:span>. </text:p>
                </text:list-item>
              </text:list>
            </text:list-item>
            <text:list-item>
              <text:p text:style-name="P5"><text:span text:style-name="Source_20_Text">order_items</text:span> – Items within an order. </text:p>
            </text:list-item>
          </text:list>
        </text:list-item>
        <text:list-item>
          <text:p text:style-name="P5"><text:span text:style-name="Strong_20_Emphasis">Inventory &amp; Shipment Tables:</text:span> </text:p>
          <text:list>
            <text:list-item>
              <text:p text:style-name="P5"><text:span text:style-name="Source_20_Text">inventory_locations</text:span> – Storage locations (shelves/locations). </text:p>
            </text:list-item>
            <text:list-item>
              <text:p text:style-name="P5"><text:span text:style-name="Source_20_Text">inventory_products</text:span> – Tracks product quantity per inventory location. </text:p>
            </text:list-item>
            <text:list-item>
              <text:p text:style-name="P5"><text:span text:style-name="Source_20_Text">shipments</text:span> – Represents shipments for an order (tracking number, carrier, status). </text:p>
            </text:list-item>
            <text:list-item>
              <text:p text:style-name="P4"><text:span text:style-name="Source_20_Text">shipment_items</text:span> – Associates order items with shipments (supports partial shipments). </text:p>
            </text:list-item>
          </text:list>
        </text:list-item>
      </text:list>
      <text:h text:style-name="Heading_20_2" text:outline-level="2"><text:span text:style-name="Strong_20_Emphasis">API &amp; Authentication</text:span></text:h>
      <text:list text:style-name="L3">
        <text:list-item>
          <text:p text:style-name="P7"><text:span text:style-name="Strong_20_Emphasis">JWT Authentication:</text:span> </text:p>
          <text:list>
            <text:list-item>
              <text:p text:style-name="P7">Admin login endpoint (<text:span text:style-name="Source_20_Text">POST /api/admin/login</text:span>) that verifies credentials, generates a JWT, and returns it. </text:p>
            </text:list-item>
            <text:list-item>
              <text:p text:style-name="P7">JWT verification middleware (placed in <text:span text:style-name="Source_20_Text">/api/middleware/auth.js</text:span>) to protect admin routes. </text:p>
            </text:list-item>
          </text:list>
        </text:list-item>
        <text:list-item>
          <text:p text:style-name="P7"><text:span text:style-name="Strong_20_Emphasis">Seeding:</text:span> </text:p>
          <text:list>
            <text:list-item>
              <text:p text:style-name="P7">A seed script (<text:span text:style-name="Source_20_Text">/api/seeds/seedAdmin.js</text:span>) to create the initial super admin, including: </text:p>
              <text:list>
                <text:list-item>
                  <text:p text:style-name="P7">Checking for an existing super admin. </text:p>
                </text:list-item>
                <text:list-item>
                  <text:p text:style-name="P7">Creating the "super_admin" role if it does not exist. </text:p>
                </text:list-item>
                <text:list-item>
                  <text:p text:style-name="P7">Hashing the password using bcrypt. </text:p>
                </text:list-item>
              </text:list>
            </text:list-item>
          </text:list>
        </text:list-item>
        <text:list-item>
          <text:p text:style-name="P7"><text:span text:style-name="Strong_20_Emphasis">API Best Practices:</text:span> </text:p>
          <text:list>
            <text:list-item>
              <text:p text:style-name="P7">Use environment variables (via <text:span text:style-name="Source_20_Text">.env</text:span>) to store secrets (e.g., <text:span text:style-name="Source_20_Text">DATABASE_URL</text:span>, <text:span text:style-name="Source_20_Text">JWT_SECRET</text:span>, <text:span text:style-name="Source_20_Text">SUPER_ADMIN_EMAIL</text:span>, etc.). </text:p>
            </text:list-item>
            <text:list-item>
              <text:p text:style-name="P7">Use separate <text:span text:style-name="Source_20_Text">package.json</text:span> in the <text:span text:style-name="Source_20_Text">/api</text:span> folder for backend dependencies. </text:p>
            </text:list-item>
            <text:list-item>
              <text:p text:style-name="P7">Use nodemon for development with a dedicated <text:span text:style-name="Source_20_Text">"dev"</text:span> script. </text:p>
            </text:list-item>
            <text:list-item>
              <text:p text:style-name="P7">Implement centralized error handling and logging (using Winston) with log files written to <text:span text:style-name="Source_20_Text">/var/log</text:span>. </text:p>
            </text:list-item>
            <text:list-item>
              <text:p text:style-name="P7">Follow proper HTTP status codes and structured JSON responses. </text:p>
            </text:list-item>
            <text:list-item>
              <text:p text:style-name="P6">Use ES module syntax (set <text:span text:style-name="Source_20_Text">"type": "module"</text:span> in package.json) for consistency. </text:p>
            </text:list-item>
          </text:list>
        </text:list-item>
      </text:list>
      <text:h text:style-name="Heading_20_2" text:outline-level="2"><text:span text:style-name="Strong_20_Emphasis">Frontend Integration (Admin Interface)</text:span></text:h>
      <text:list text:style-name="L4">
        <text:list-item>
          <text:p text:style-name="P9"><text:span text:style-name="Strong_20_Emphasis">Login.tsx:</text:span> </text:p>
          <text:list>
            <text:list-item>
              <text:p text:style-name="P9">Transitioned from Supabase authentication to using the new API for JWT-based authentication. </text:p>
            </text:list-item>
            <text:list-item>
              <text:p text:style-name="P9"><text:soft-page-break/>On successful login, store the JWT in localStorage. </text:p>
            </text:list-item>
          </text:list>
        </text:list-item>
        <text:list-item>
          <text:p text:style-name="P9"><text:span text:style-name="Strong_20_Emphasis">Layout.tsx:</text:span> </text:p>
          <text:list>
            <text:list-item>
              <text:p text:style-name="P9">Removed Supabase session management and replaced it with localStorage-based JWT session checking. </text:p>
            </text:list-item>
            <text:list-item>
              <text:p text:style-name="P9">Uses <text:span text:style-name="Source_20_Text">/lib/api.ts</text:span> functions to fetch user data based on the JWT. </text:p>
            </text:list-item>
          </text:list>
        </text:list-item>
        <text:list-item>
          <text:p text:style-name="P9"><text:span text:style-name="Strong_20_Emphasis">App.tsx:</text:span> </text:p>
          <text:list>
            <text:list-item>
              <text:p text:style-name="P9">Routing now checks for the existence of a JWT token to determine if the user is authenticated. </text:p>
            </text:list-item>
            <text:list-item>
              <text:p text:style-name="P9">Protected routes redirect to <text:span text:style-name="Source_20_Text">/login</text:span> if no token is found. </text:p>
            </text:list-item>
          </text:list>
        </text:list-item>
        <text:list-item>
          <text:p text:style-name="P9"><text:span text:style-name="Strong_20_Emphasis">Users.tsx &amp; UserEdit.tsx:</text:span> </text:p>
          <text:list>
            <text:list-item>
              <text:p text:style-name="P9">Refactored to use new API endpoints for fetching, editing, and updating user data. </text:p>
            </text:list-item>
          </text:list>
        </text:list-item>
        <text:list-item>
          <text:p text:style-name="P9"><text:span text:style-name="Strong_20_Emphasis">AvatarUpload.tsx:</text:span> </text:p>
          <text:list>
            <text:list-item>
              <text:p text:style-name="P9">Refactored to call an API endpoint (<text:span text:style-name="Source_20_Text">POST /api/admin/avatar</text:span>) via form-data upload, removing Supabase storage calls. </text:p>
            </text:list-item>
          </text:list>
        </text:list-item>
        <text:list-item>
          <text:p text:style-name="P9"><text:span text:style-name="Strong_20_Emphasis">UserPreferences.tsx, UserPassword.tsx, UserPersonalDetails.tsx, UserEmail.tsx:</text:span> </text:p>
          <text:list>
            <text:list-item>
              <text:p text:style-name="P8">All refactored to remove Supabase calls and use corresponding new API endpoints (e.g., <text:span text:style-name="Source_20_Text">updateUserPreferences</text:span>, <text:span text:style-name="Source_20_Text">updateUserPassword</text:span>, <text:span text:style-name="Source_20_Text">updateUserPersonalDetails</text:span>, <text:span text:style-name="Source_20_Text">updateUserEmail</text:span>). </text:p>
            </text:list-item>
          </text:list>
        </text:list-item>
      </text:list>
      <text:h text:style-name="Heading_20_2" text:outline-level="2"><text:span text:style-name="Strong_20_Emphasis">Security Considerations</text:span></text:h>
      <text:list text:style-name="L5">
        <text:list-item>
          <text:p text:style-name="P11"><text:span text:style-name="Strong_20_Emphasis">Clear Text Passwords Over HTTPS:</text:span> </text:p>
          <text:list>
            <text:list-item>
              <text:p text:style-name="P11">Sending passwords in the request body is acceptable over HTTPS because the connection is encrypted. </text:p>
            </text:list-item>
          </text:list>
        </text:list-item>
        <text:list-item>
          <text:p text:style-name="P11"><text:span text:style-name="Strong_20_Emphasis">JSDoc Comments:</text:span> </text:p>
          <text:list>
            <text:list-item>
              <text:p text:style-name="P10">Documentation comments like <text:span text:style-name="Source_20_Text">/** ... */</text:span> are used for function documentation. </text:p>
            </text:list-item>
          </text:list>
        </text:list-item>
      </text:list>
      <text:h text:style-name="Heading_20_2" text:outline-level="2"><text:span text:style-name="Strong_20_Emphasis">General Best Practices</text:span></text:h>
      <text:list text:style-name="L6">
        <text:list-item>
          <text:p text:style-name="P13"><text:span text:style-name="Strong_20_Emphasis">Modular Code Organization:</text:span> </text:p>
          <text:list>
            <text:list-item>
              <text:p text:style-name="P13">Separate files for middleware, API utility functions, seed scripts, and components. </text:p>
            </text:list-item>
          </text:list>
        </text:list-item>
        <text:list-item>
          <text:p text:style-name="P13"><text:span text:style-name="Strong_20_Emphasis">Centralized Error Handling &amp; Logging:</text:span> </text:p>
          <text:list>
            <text:list-item>
              <text:p text:style-name="P13">Use a global error-handling middleware in Express and a logging library (Winston) to log errors to <text:span text:style-name="Source_20_Text">/var/log</text:span>. </text:p>
            </text:list-item>
          </text:list>
        </text:list-item>
        <text:list-item>
          <text:p text:style-name="P13"><text:span text:style-name="Strong_20_Emphasis">Consistent API Response Codes:</text:span> </text:p>
          <text:list>
            <text:list-item>
              <text:p text:style-name="P13">Use standard HTTP status codes (200, 201, 400, 401, 404, 500, etc.) and consistent error response formats. </text:p>
            </text:list-item>
          </text:list>
        </text:list-item>
        <text:list-item>
          <text:p text:style-name="P13"><text:span text:style-name="Strong_20_Emphasis">Development &amp; Production Environment Separation:</text:span> </text:p>
          <text:list>
            <text:list-item>
              <text:p text:style-name="P13">Use environment variables and separate configuration files for different environments. </text:p>
            </text:list-item>
          </text:list>
        </text:list-item>
        <text:list-item>
          <text:p text:style-name="P13"><text:span text:style-name="Strong_20_Emphasis">Testing &amp; CI/CD:</text:span> </text:p>
          <text:list>
            <text:list-item>
              <text:p text:style-name="P13">Write tests for API endpoints and consider integrating CI/CD pipelines. </text:p>
            </text:list-item>
          </text:list>
        </text:list-item>
        <text:list-item>
          <text:p text:style-name="P13"><text:span text:style-name="Strong_20_Emphasis">Scalability:</text:span> </text:p>
          <text:list>
            <text:list-item>
              <text:p text:style-name="P12"><text:soft-page-break/>Use connection pooling for PostgreSQL and consider caching strategies (e.g., Redis) as needed. </text:p>
            </text:list-item>
          </text:list>
        </text:list-item>
      </text:list>
      <text:p text:style-name="Horizontal_20_Line"/>
      <text:p text:style-name="Text_20_body">This summary captures the key decisions and implementations we’ve discussed. You can now refer to it in future sessions by copying and saving it locally. Let me know if you need any further adjustments!</text:p>
      <text:p text:style-name="Title"><text:line-break/><text:span text:style-name="T2">PART 2</text:span></text:p>
      <text:p text:style-name="Standard"/>
      <text:p text:style-name="Text_20_body">Below is a concise summary of our conversation that captures all the key details we agreed upon, while ignoring items we discarded. You can copy and save this summary locally:</text:p>
      <text:p text:style-name="Horizontal_20_Line"/>
      <text:p text:style-name="Text_20_body"><text:span text:style-name="Strong_20_Emphasis">Project Summary: Free Carver MCP E-commerce &amp; Admin System API</text:span></text:p>
      <text:p text:style-name="Text_20_body"><text:span text:style-name="Strong_20_Emphasis">Overview:</text:span></text:p>
      <text:list text:style-name="L7">
        <text:list-item>
          <text:p text:style-name="P15"><text:span text:style-name="Strong_20_Emphasis">Goal:</text:span> Build a simple e-commerce website with a dedicated admin system (MCP) for managing store data. </text:p>
        </text:list-item>
        <text:list-item>
          <text:p text:style-name="P15"><text:span text:style-name="Strong_20_Emphasis">Backend:</text:span> Node.js with Express </text:p>
        </text:list-item>
        <text:list-item>
          <text:p text:style-name="P15"><text:span text:style-name="Strong_20_Emphasis">Database:</text:span> PostgreSQL (with migrations) </text:p>
        </text:list-item>
        <text:list-item>
          <text:p text:style-name="P15"><text:span text:style-name="Strong_20_Emphasis">Authentication:</text:span> JWT-based, with separate routes for admin and customer authentication </text:p>
        </text:list-item>
        <text:list-item>
          <text:p text:style-name="P15"><text:span text:style-name="Strong_20_Emphasis">Logging:</text:span> Winston (with environment-based toggling and file logging) </text:p>
        </text:list-item>
        <text:list-item>
          <text:p text:style-name="P14"><text:span text:style-name="Strong_20_Emphasis">Testing:</text:span> Jest and Supertest, with global setup/teardown to manage a test database </text:p>
        </text:list-item>
      </text:list>
      <text:p text:style-name="Text_20_body"><text:span text:style-name="Strong_20_Emphasis">File Structure:</text:span></text:p>
      <text:p text:style-name="Preformatted_20_Text"><text:span text:style-name="Source_20_Text">/freecarver-mcp</text:span></text:p>
      <text:p text:style-name="Preformatted_20_Text"><text:span text:style-name="Source_20_Text">├── migrations/</text:span></text:p>
      <text:p text:style-name="Preformatted_20_Text"><text:span text:style-name="Source_20_Text">│ <text:s text:c="2"/>└── 001_create_store_tables.sql <text:s text:c="6"/># SQL migration file (schema, triggers, etc.)</text:span></text:p>
      <text:p text:style-name="Preformatted_20_Text"><text:span text:style-name="Source_20_Text">├── api/</text:span></text:p>
      <text:p text:style-name="Preformatted_20_Text"><text:span text:style-name="Source_20_Text">│ <text:s text:c="2"/>├── db.js <text:s text:c="28"/># PostgreSQL connection pool (using pg, dotenv)</text:span></text:p>
      <text:p text:style-name="Preformatted_20_Text"><text:span text:style-name="Source_20_Text">│ <text:s text:c="2"/>├── logger.js <text:s text:c="24"/># Logger configuration using Winston</text:span></text:p>
      <text:p text:style-name="Preformatted_20_Text"><text:span text:style-name="Source_20_Text">│ <text:s text:c="2"/>├── app.js <text:s text:c="27"/># Express app configuration (middleware, routes)</text:span></text:p>
      <text:p text:style-name="Preformatted_20_Text"><text:span text:style-name="Source_20_Text">│ <text:s text:c="2"/>├── server.js <text:s text:c="24"/># Server entry point (starts the Express app)</text:span></text:p>
      <text:p text:style-name="Preformatted_20_Text"><text:span text:style-name="Source_20_Text">│ <text:s text:c="2"/>├── seeds/</text:span></text:p>
      <text:p text:style-name="Preformatted_20_Text"><text:span text:style-name="Source_20_Text">│ <text:s text:c="2"/>│ <text:s text:c="2"/>└── seedAdmin.js <text:s text:c="17"/># Script to seed initial admin data</text:span></text:p>
      <text:p text:style-name="Preformatted_20_Text"><text:span text:style-name="Source_20_Text">│ <text:s text:c="2"/>├── middleware/</text:span></text:p>
      <text:p text:style-name="Preformatted_20_Text"><text:span text:style-name="Source_20_Text">│ <text:s text:c="2"/>│ <text:s text:c="2"/>└── auth.js <text:s text:c="22"/># JWT authentication middleware (shared for admin &amp; customers)</text:span></text:p>
      <text:p text:style-name="Preformatted_20_Text"><text:span text:style-name="Source_20_Text">│ <text:s text:c="2"/>├── routes/</text:span></text:p>
      <text:p text:style-name="Preformatted_20_Text"><text:span text:style-name="Source_20_Text">│ <text:s text:c="2"/>│ <text:s text:c="2"/>└── v1/</text:span></text:p>
      <text:p text:style-name="Preformatted_20_Text"><text:soft-page-break/><text:span text:style-name="Source_20_Text">│ <text:s text:c="2"/>│ <text:s text:c="6"/>├── adminAuth.js <text:s text:c="13"/># Admin authentication endpoints (/login, /me)</text:span></text:p>
      <text:p text:style-name="Preformatted_20_Text"><text:span text:style-name="Source_20_Text">│ <text:s text:c="2"/>│ <text:s text:c="6"/>├── customerAuth.js <text:s text:c="10"/># Customer authentication endpoints (/login, /me)</text:span></text:p>
      <text:p text:style-name="Preformatted_20_Text"><text:span text:style-name="Source_20_Text">│ <text:s text:c="2"/>│ <text:s text:c="6"/>├── adminUsers.js <text:s text:c="12"/># Admin user management endpoints (CRUD, avatar)</text:span></text:p>
      <text:p text:style-name="Preformatted_20_Text"><text:span text:style-name="Source_20_Text">│ <text:s text:c="2"/>│ <text:s text:c="6"/>├── system.js <text:s text:c="16"/># System endpoints (system preferences, audit logs)</text:span></text:p>
      <text:p text:style-name="Preformatted_20_Text"><text:span text:style-name="Source_20_Text">│ <text:s text:c="2"/>│ <text:s text:c="6"/>├── products.js <text:s text:c="14"/># Product endpoints (CRUD, pricing, media)</text:span></text:p>
      <text:p text:style-name="Preformatted_20_Text"><text:span text:style-name="Source_20_Text">│ <text:s text:c="2"/>│ <text:s text:c="6"/>├── productOptions.js <text:s text:c="8"/># Product options &amp; variants endpoints (CRUD)</text:span></text:p>
      <text:p text:style-name="Preformatted_20_Text"><text:span text:style-name="Source_20_Text">│ <text:s text:c="2"/>│ <text:s text:c="6"/>├── productOptionSKUs.js <text:s text:c="5"/># Product option SKU associations endpoints (CRUD)</text:span></text:p>
      <text:p text:style-name="Preformatted_20_Text"><text:span text:style-name="Source_20_Text">│ <text:s text:c="2"/>│ <text:s text:c="6"/>├── productCategories.js <text:s text:c="5"/># Product categories endpoints (CRUD, hierarchy)</text:span></text:p>
      <text:p text:style-name="Preformatted_20_Text"><text:span text:style-name="Source_20_Text">│ <text:s text:c="2"/>│ <text:s text:c="6"/>├── customers.js <text:s text:c="13"/># Customer endpoints (CRUD, profile, addresses)</text:span></text:p>
      <text:p text:style-name="Preformatted_20_Text"><text:span text:style-name="Source_20_Text">│ <text:s text:c="2"/>│ <text:s text:c="6"/>├── orders.js <text:s text:c="16"/># Orders endpoints (CRUD, refund handling) with nested order items</text:span></text:p>
      <text:p text:style-name="Preformatted_20_Text"><text:span text:style-name="Source_20_Text">│ <text:s text:c="2"/>│ <text:s text:c="6"/>├── inventory.js <text:s text:c="13"/># Inventory endpoints (locations &amp; inventory products, CRUD)</text:span></text:p>
      <text:p text:style-name="Preformatted_20_Text"><text:span text:style-name="Source_20_Text">│ <text:s text:c="2"/>│ <text:s text:c="6"/>└── shipments.js <text:s text:c="13"/># Shipments endpoints (CRUD) with nested shipment items</text:span></text:p>
      <text:p text:style-name="Preformatted_20_Text"><text:span text:style-name="Source_20_Text">│ <text:s text:c="2"/>└── tests/</text:span></text:p>
      <text:p text:style-name="Preformatted_20_Text"><text:span text:style-name="Source_20_Text">│ <text:s text:c="6"/>├── globalSetup.mjs <text:s text:c="14"/># Global setup: Drops/recreates test DB, runs migrations</text:span></text:p>
      <text:p text:style-name="Preformatted_20_Text"><text:span text:style-name="Source_20_Text">│ <text:s text:c="6"/>├── globalTeardown.mjs <text:s text:c="11"/># Global teardown: Closes connections, drops test DB</text:span></text:p>
      <text:p text:style-name="Preformatted_20_Text"><text:span text:style-name="Source_20_Text">│ <text:s text:c="6"/>├── adminAuth.test.js <text:s text:c="12"/># Unit tests for admin authentication endpoints</text:span></text:p>
      <text:p text:style-name="Preformatted_20_Text"><text:span text:style-name="Source_20_Text">│ <text:s text:c="6"/>├── customerAuth.test.js <text:s text:c="9"/># Unit tests for customer authentication endpoints</text:span></text:p>
      <text:p text:style-name="Preformatted_20_Text"><text:span text:style-name="Source_20_Text">│ <text:s text:c="6"/>├── adminUsers.test.js <text:s text:c="11"/># Unit tests for admin user management endpoints</text:span></text:p>
      <text:p text:style-name="Preformatted_20_Text"><text:span text:style-name="Source_20_Text">│ <text:s text:c="6"/>├── system.test.js <text:s text:c="15"/># Unit tests for system endpoints</text:span></text:p>
      <text:p text:style-name="Preformatted_20_Text"><text:span text:style-name="Source_20_Text">│ <text:s text:c="6"/>├── products.test.js <text:s text:c="13"/># Unit tests for product endpoints</text:span></text:p>
      <text:p text:style-name="Preformatted_20_Text"><text:span text:style-name="Source_20_Text">│ <text:s text:c="6"/>├── productOptions.test.js <text:s text:c="7"/># Unit tests for product options &amp; variants endpoints</text:span></text:p>
      <text:p text:style-name="Preformatted_20_Text"><text:span text:style-name="Source_20_Text">│ <text:s text:c="6"/>├── productOptionSKUs.test.js <text:s text:c="4"/># Unit tests for product option SKU endpoints</text:span></text:p>
      <text:p text:style-name="Preformatted_20_Text"><text:span text:style-name="Source_20_Text">│ <text:s text:c="6"/>├── productCategories.test.js <text:s text:c="4"/># Unit tests for product categories endpoints</text:span></text:p>
      <text:p text:style-name="Preformatted_20_Text"><text:span text:style-name="Source_20_Text">│ <text:s text:c="6"/>├── customers.test.js <text:s text:c="12"/># Unit tests for customer endpoints</text:span></text:p>
      <text:p text:style-name="Preformatted_20_Text"><text:span text:style-name="Source_20_Text">│ <text:s text:c="6"/>├── orders.test.js <text:s text:c="15"/># Unit tests for orders and nested order items endpoints</text:span></text:p>
      <text:p text:style-name="Preformatted_20_Text"><text:span text:style-name="Source_20_Text">│ <text:s text:c="6"/>└── shipments.test.js <text:s text:c="12"/># Unit tests for shipments and nested shipment items endpoints</text:span></text:p>
      <text:p text:style-name="P1"><text:span text:style-name="Source_20_Text">└── package.json <text:s text:c="25"/># Project dependencies and scripts</text:span></text:p>
      <text:p text:style-name="Text_20_body"><text:span text:style-name="Strong_20_Emphasis">Key Details &amp; Best Practices:</text:span></text:p>
      <text:list text:style-name="L8">
        <text:list-item>
          <text:p text:style-name="P16"><text:span text:style-name="Strong_20_Emphasis">Authentication:</text:span></text:p>
          <text:list>
            <text:list-item>
              <text:p text:style-name="P17">JWT-based; one middleware (<text:span text:style-name="Source_20_Text">auth.js</text:span>) is shared for both admin and customer routes. </text:p>
            </text:list-item>
            <text:list-item>
              <text:p text:style-name="P17">Separate routes for admin authentication (<text:span text:style-name="Source_20_Text">adminAuth.js</text:span>) and customer authentication (<text:span text:style-name="Source_20_Text">customerAuth.js</text:span>). </text:p>
            </text:list-item>
          </text:list>
        </text:list-item>
        <text:list-item>
          <text:p text:style-name="P16"><text:soft-page-break/><text:span text:style-name="Strong_20_Emphasis">API Design:</text:span></text:p>
          <text:list>
            <text:list-item>
              <text:p text:style-name="P17">RESTful endpoints organized by resource and versioned under <text:span text:style-name="Source_20_Text">/v1</text:span>. </text:p>
            </text:list-item>
            <text:list-item>
              <text:p text:style-name="P17">Nested routes used for related resources (e.g., order items under orders, shipment items under shipments, product option variants under product options). </text:p>
            </text:list-item>
          </text:list>
        </text:list-item>
        <text:list-item>
          <text:p text:style-name="P16"><text:span text:style-name="Strong_20_Emphasis">Database &amp; Migrations:</text:span></text:p>
          <text:list>
            <text:list-item>
              <text:p text:style-name="P17">PostgreSQL is used with connection pooling (via pg). </text:p>
            </text:list-item>
            <text:list-item>
              <text:p text:style-name="P17">Database schema defined via a migration file (<text:span text:style-name="Source_20_Text">001_create_store_tables.sql</text:span>). </text:p>
            </text:list-item>
            <text:list-item>
              <text:p text:style-name="P17">Global test setup/teardown scripts ensure a fresh test database is created, migrated, and cleaned up before and after tests. </text:p>
            </text:list-item>
          </text:list>
        </text:list-item>
        <text:list-item>
          <text:p text:style-name="P16"><text:span text:style-name="Strong_20_Emphasis">Logging:</text:span></text:p>
          <text:list>
            <text:list-item>
              <text:p text:style-name="P17">Winston is configured to log errors and info messages. </text:p>
            </text:list-item>
            <text:list-item>
              <text:p text:style-name="P17">Environment variables control logging levels and file paths. </text:p>
            </text:list-item>
          </text:list>
        </text:list-item>
        <text:list-item>
          <text:p text:style-name="P16"><text:span text:style-name="Strong_20_Emphasis">Testing:</text:span></text:p>
          <text:list>
            <text:list-item>
              <text:p text:style-name="P17">Unit tests use Jest and Supertest. </text:p>
            </text:list-item>
            <text:list-item>
              <text:p text:style-name="P17">Each endpoint group has its own test file. </text:p>
            </text:list-item>
            <text:list-item>
              <text:p text:style-name="P17">Global setup and teardown scripts handle database initialization and cleanup. </text:p>
            </text:list-item>
            <text:list-item>
              <text:p text:style-name="P16">Tests cover all CRUD operations and nested endpoints. </text:p>
            </text:list-item>
          </text:list>
        </text:list-item>
      </text:list>
      <text:p text:style-name="Text_20_body"><text:span text:style-name="Strong_20_Emphasis">Conclusion:</text:span> This conversation resulted in a modular, well-organized API for the Free Carver MCP E-commerce &amp; Admin System that follows RESTful best practices, uses JWT authentication, centralized logging, and comprehensive testing. All endpoints and unit tests have been implemented and verified.</text:p>
      <text:p text:style-name="Horizontal_20_Line"/>
      <text:p text:style-name="Text_20_body">You can copy this summary to your local machine for referenc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11:17:43.795534242</meta:creation-date>
    <dc:date>2025-02-13T16:53:20.196199303</dc:date>
    <meta:editing-duration>PT2M28S</meta:editing-duration>
    <meta:editing-cycles>2</meta:editing-cycles>
    <meta:generator>LibreOffice/24.2.7.2$Linux_X86_64 LibreOffice_project/420$Build-2</meta:generator>
    <meta:document-statistic meta:table-count="0" meta:image-count="0" meta:object-count="0" meta:page-count="6" meta:paragraph-count="160" meta:word-count="1463" meta:character-count="10647" meta:non-whitespace-character-count="8676"/>
  </office:meta>
</office:document-meta>
</file>